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4.605cm" svg:y="0.1cm">
            <draw:object draw:notify-on-update-of-ranges="Feuille1.A1:Feuille1.A1 Feuille1.A2:Feuille1.A14 Feuille1.B1:Feuille1.B1 Feuille1.B2:Feuille1.B14 Feuille1.C1:Feuille1.C1 Feuille1.C2:Feuille1.C14 Feuille1.D1:Feuille1.D1 Feuille1.D2:Feuille1.D14 Feuille1.E1:Feuille1.E1 Feuille1.E2:Feuille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Date Début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Restant </text:p>
          </table:table-cell>
          <table:table-cell table:style-name="Default" office:value-type="string" calcext:value-type="string">
            <text:p>Date Fin</text:p>
          </table:table-cell>
        </table:table-row>
        <table:table-row table:style-name="ro1">
          <table:table-cell office:value-type="string" calcext:value-type="string">
            <text:p>Mise en place de SDL2</text:p>
          </table:table-cell>
          <table:table-cell office:value-type="date" office:date-value="2020-01-30" calcext:value-type="date">
            <text:p>30/01/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20-02-04" calcext:value-type="date">
            <text:p>04/02/20</text:p>
          </table:table-cell>
        </table:table-row>
        <table:table-row table:style-name="ro2">
          <table:table-cell office:value-type="string" calcext:value-type="string">
            <text:p>Création du serveur/client </text:p>
          </table:table-cell>
          <table:table-cell office:value-type="date" office:date-value="2020-01-30" calcext:value-type="date">
            <text:p>30/01/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20-02-13" calcext:value-type="date">
            <text:p>13/02/20</text:p>
          </table:table-cell>
        </table:table-row>
        <table:table-row table:style-name="ro3">
          <table:table-cell office:value-type="string" calcext:value-type="string">
            <text:p>Game design </text:p>
            <text:p>(structures, fonctions,etc.)</text:p>
          </table:table-cell>
          <table:table-cell office:value-type="date" office:date-value="2020-01-30" calcext:value-type="date">
            <text:p>30/01/2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Création des sprites personnages</text:p>
          </table:table-cell>
          <table:table-cell office:value-type="date" office:date-value="2020-01-30" calcext:value-type="date">
            <text:p>30/01/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date" office:date-value="2020-04-03" calcext:value-type="date">
            <text:p>03/04/20</text:p>
          </table:table-cell>
        </table:table-row>
        <table:table-row table:style-name="ro1">
          <table:table-cell office:value-type="string" calcext:value-type="string">
            <text:p>Création du menu</text:p>
          </table:table-cell>
          <table:table-cell office:value-type="date" office:date-value="2020-02-04" calcext:value-type="date">
            <text:p>04/02/20</text:p>
          </table:table-cell>
          <table:table-cell table:number-columns-repeated="2"/>
          <table:table-cell office:value-type="date" office:date-value="2020-02-13" calcext:value-type="date">
            <text:p>13/02/20</text:p>
          </table:table-cell>
        </table:table-row>
        <table:table-row table:style-name="ro3">
          <table:table-cell office:value-type="string" calcext:value-type="string">
            <text:p>Création des fonctions du </text:p>
            <text:p>serveur/client</text:p>
          </table:table-cell>
          <table:table-cell office:value-type="date" office:date-value="2020-02-13" calcext:value-type="date">
            <text:p>13/02/2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4-03" calcext:value-type="date">
            <text:p>03/04/20</text:p>
          </table:table-cell>
        </table:table-row>
        <table:table-row table:style-name="ro1">
          <table:table-cell office:value-type="string" calcext:value-type="string">
            <text:p>Création des structures</text:p>
          </table:table-cell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Création de la carte et des</text:p>
            <text:p>Textures + gestion de la caméra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date" office:date-value="2020-03-06" calcext:value-type="date">
            <text:p>06/03/20</text:p>
          </table:table-cell>
        </table:table-row>
        <table:table-row table:style-name="ro1">
          <table:table-cell office:value-type="string" calcext:value-type="string">
            <text:p>Création de l’éditeur de carte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date" office:date-value="2020-03-06" calcext:value-type="date">
            <text:p>06/03/20</text:p>
          </table:table-cell>
        </table:table-row>
        <table:table-row table:style-name="ro1">
          <table:table-cell office:value-type="string" calcext:value-type="string">
            <text:p>Création du menu multijoueur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4-10" calcext:value-type="date">
            <text:p>10/04/20</text:p>
          </table:table-cell>
        </table:table-row>
        <table:table-row table:style-name="ro3">
          <table:table-cell office:value-type="string" calcext:value-type="string">
            <text:p>Mise en place des joueurs sur la </text:p>
            <text:p>Carte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date" office:date-value="2020-04-10" calcext:value-type="date">
            <text:p>10/04/20</text:p>
          </table:table-cell>
        </table:table-row>
        <table:table-row table:style-name="ro3">
          <table:table-cell office:value-type="string" calcext:value-type="string">
            <text:p>Création de sous-menus</text:p>
            <text:p>Multijoueur</text:p>
          </table:table-cell>
          <table:table-cell office:value-type="date" office:date-value="2020-03-13" calcext:value-type="date">
            <text:p>13/03/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date" office:date-value="2020-04-17" calcext:value-type="date">
            <text:p>17/04/20</text:p>
          </table:table-cell>
        </table:table-row>
        <table:table-row table:style-name="ro3">
          <table:table-cell office:value-type="string" calcext:value-type="string">
            <text:p>Création des fonctions de</text:p>
            <text:p>Mouvement des joueurs</text:p>
          </table:table-cell>
          <table:table-cell office:value-type="date" office:date-value="2020-03-20" calcext:value-type="date">
            <text:p>20/03/2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date" office:date-value="2020-03-26" calcext:value-type="date">
            <text:p>26/03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6T11:50:09.148082727</meta:creation-date>
    <meta:generator>LibreOffice/6.3.5.2$Linux_X86_64 LibreOffice_project/30$Build-2</meta:generator>
    <dc:date>2020-03-26T14:20:38.748774919</dc:date>
    <meta:editing-duration>PT8M42S</meta:editing-duration>
    <meta:editing-cycles>1</meta:editing-cycles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7">
      <style:chart-properties chart:link-data-style-to-source="true"/>
      <style:graphic-properties draw:stroke="none" draw:fill-color="#004586" draw:opacity="2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37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66cm" svg:y="0.316cm" chart:style-name="ch2">
          <text:p>Diagramme de Gantt</text:p>
        </chart:title>
        <chart:legend chart:legend-position="end" svg:x="13.525cm" svg:y="3.454cm" style:legend-expansion="high" chart:style-name="ch3"/>
        <chart:plot-area chart:style-name="ch4" table:cell-range-address="Feuille1.A1:Feuille1.E14" chart:data-source-has-labels="both" svg:x="1.225cm" svg:y="1.209cm" svg:width="12.802cm" svg:height="6.625cm">
          <chartooo:coordinate-region svg:x="6.556cm" svg:y="1.384cm" svg:width="6.914cm" svg:height="5.803cm"/>
          <chart:axis chart:dimension="x" chart:name="primary-x" chart:style-name="ch5" chartooo:axis-type="auto">
            <chartooo:date-scale/>
            <chart:title svg:x="0.345cm" svg:y="5.068cm" chart:style-name="ch6">
              <text:p>Temps</text:p>
            </chart:title>
            <chart:categories table:cell-range-address="Feuille1.A2:Feuille1.A14"/>
          </chart:axis>
          <chart:axis chart:dimension="y" chart:name="primary-y" chart:style-name="ch7">
            <chart:title svg:x="6.55cm" svg:y="8.014cm" chart:style-name="ch8">
              <text:p>Fonctionnalité</text:p>
            </chart:title>
            <chart:grid chart:style-name="ch9" chart:class="major"/>
          </chart:axis>
          <chart:series chart:style-name="ch10" chart:values-cell-range-address="Feuille1.B2:Feuille1.B14" chart:label-cell-address="Feuille1.B1:Feuille1.B1" chart:class="chart:bar">
            <chart:data-point chart:repeated="13"/>
          </chart:series>
          <chart:series chart:style-name="ch11" chart:values-cell-range-address="Feuille1.C2:Feuille1.C14" chart:label-cell-address="Feuille1.C1:Feuille1.C1" chart:class="chart:bar">
            <chart:data-point chart:repeated="13"/>
          </chart:series>
          <chart:series chart:style-name="ch12" chart:values-cell-range-address="Feuille1.D2:Feuille1.D14" chart:label-cell-address="Feuille1.D1:Feuille1.D1" chart:class="chart:bar">
            <chart:data-point chart:repeated="13"/>
          </chart:series>
          <chart:series chart:style-name="ch13" chart:values-cell-range-address="Feuille1.E2:Feuille1.E14" chart:label-cell-address="Feuille1.E1:Feuille1.E1" chart:class="chart:ba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e Début</text:p>
                <draw:g>
                  <svg:desc>Feuille1.B1:Feuille1.B1</svg:desc>
                </draw:g>
              </table:table-cell>
              <table:table-cell office:value-type="string">
                <text:p>Réalisé</text:p>
                <draw:g>
                  <svg:desc>Feuille1.C1:Feuille1.C1</svg:desc>
                </draw:g>
              </table:table-cell>
              <table:table-cell office:value-type="string">
                <text:p>Restant </text:p>
                <draw:g>
                  <svg:desc>Feuille1.D1:Feuille1.D1</svg:desc>
                </draw:g>
              </table:table-cell>
              <table:table-cell office:value-type="string">
                <text:p>Date Fin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se en place de SDL2</text:p>
                <draw:g>
                  <svg:desc>Feuille1.A2:Feuille1.A14</svg:desc>
                </draw:g>
              </table:table-cell>
              <table:table-cell office:value-type="float" office:value="43860">
                <text:p>43860</text:p>
                <draw:g>
                  <svg:desc>Feuille1.B2:Feuille1.B14</svg:desc>
                </draw:g>
              </table:table-cell>
              <table:table-cell office:value-type="float" office:value="100">
                <text:p>100</text:p>
                <draw:g>
                  <svg:desc>Feuille1.C2:Feuille1.C14</svg:desc>
                </draw:g>
              </table:table-cell>
              <table:table-cell office:value-type="float" office:value="0">
                <text:p>0</text:p>
                <draw:g>
                  <svg:desc>Feuille1.D2:Feuille1.D14</svg:desc>
                </draw:g>
              </table:table-cell>
              <table:table-cell office:value-type="float" office:value="43865">
                <text:p>43865</text:p>
                <draw:g>
                  <svg:desc>Feuille1.E2:Feuille1.E14</svg:desc>
                </draw:g>
              </table:table-cell>
            </table:table-row>
            <table:table-row>
              <table:table-cell office:value-type="string">
                <text:p>Création du serveur/client </text:p>
              </table:table-cell>
              <table:table-cell office:value-type="float" office:value="43860">
                <text:p>4386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43874">
                <text:p>43874</text:p>
              </table:table-cell>
            </table:table-row>
            <table:table-row>
              <table:table-cell office:value-type="string">
                <text:p>Game design 
(structures, fonctions,etc.)</text:p>
              </table:table-cell>
              <table:table-cell office:value-type="float" office:value="43860">
                <text:p>43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éation des sprites personnages</text:p>
              </table:table-cell>
              <table:table-cell office:value-type="float" office:value="43860">
                <text:p>4386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3924">
                <text:p>43924</text:p>
              </table:table-cell>
            </table:table-row>
            <table:table-row>
              <table:table-cell office:value-type="string">
                <text:p>Création du menu</text:p>
              </table:table-cell>
              <table:table-cell office:value-type="float" office:value="43865">
                <text:p>4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874">
                <text:p>43874</text:p>
              </table:table-cell>
            </table:table-row>
            <table:table-row>
              <table:table-cell office:value-type="string">
                <text:p>Création des fonctions du 
serveur/client</text:p>
              </table:table-cell>
              <table:table-cell office:value-type="float" office:value="43874">
                <text:p>43874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43924">
                <text:p>43924</text:p>
              </table:table-cell>
            </table:table-row>
            <table:table-row>
              <table:table-cell office:value-type="string">
                <text:p>Création des structure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réation de la carte et des
Textures + gestion de la caméra</text:p>
              </table:table-cell>
              <table:table-cell office:value-type="float" office:value="43903">
                <text:p>43903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43896">
                <text:p>43896</text:p>
              </table:table-cell>
            </table:table-row>
            <table:table-row>
              <table:table-cell office:value-type="string">
                <text:p>Création de l’éditeur de carte</text:p>
              </table:table-cell>
              <table:table-cell office:value-type="float" office:value="43903">
                <text:p>43903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43896">
                <text:p>43896</text:p>
              </table:table-cell>
            </table:table-row>
            <table:table-row>
              <table:table-cell office:value-type="string">
                <text:p>Création du menu multijoueur</text:p>
              </table:table-cell>
              <table:table-cell office:value-type="float" office:value="43903">
                <text:p>43903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43931">
                <text:p>43931</text:p>
              </table:table-cell>
            </table:table-row>
            <table:table-row>
              <table:table-cell office:value-type="string">
                <text:p>Mise en place des joueurs sur la 
Carte</text:p>
              </table:table-cell>
              <table:table-cell office:value-type="float" office:value="43910">
                <text:p>43910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43931">
                <text:p>43931</text:p>
              </table:table-cell>
            </table:table-row>
            <table:table-row>
              <table:table-cell office:value-type="string">
                <text:p>Création de sous-menus
Multijoueur</text:p>
              </table:table-cell>
              <table:table-cell office:value-type="float" office:value="43903">
                <text:p>43903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43938">
                <text:p>43938</text:p>
              </table:table-cell>
            </table:table-row>
            <table:table-row>
              <table:table-cell office:value-type="string">
                <text:p>Création des fonctions de
Mouvement des joueurs</text:p>
              </table:table-cell>
              <table:table-cell office:value-type="float" office:value="43910">
                <text:p>43910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  <table:table-cell office:value-type="float" office:value="43916">
                <text:p>439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